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dist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Целое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Большо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string" calcext:value-type="string">
            <text:p>Нецело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5:17:25.959501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5:41:27.247996821</meta:creation-date>
    <dc:date>2020-09-25T15:17:50.807153207</dc:date>
    <meta:editing-duration>PT10M53S</meta:editing-duration>
    <meta:editing-cycles>4</meta:editing-cycles>
    <meta:generator>LibreOffice/6.4.5.2$Linux_X86_64 LibreOffice_project/40$Build-2</meta:generator>
    <meta:document-statistic meta:table-count="1" meta:cell-count="24" meta:object-count="0"/>
  </office:meta>
</office:document-meta>
</file>